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8000002B4C6CAB8D3F0D4D278.png" manifest:media-type="image/png"/>
  <manifest:file-entry manifest:full-path="Pictures/10000000000000AA0000009530C486EECB7D46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6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7cm" svg:height="3.941cm" svg:x="8.314cm" svg:y="9.128cm">
          <draw:image xlink:href="Pictures/10000000000000AA0000009530C486EECB7D4698.png" xlink:type="simple" xlink:show="embed" xlink:actuate="onLoad">
            <text:p/>
          </draw:image>
        </draw:frame>
        <draw:frame draw:style-name="gr1" draw:text-style-name="P1" draw:layer="layout" svg:width="7.62cm" svg:height="7.62cm" svg:x="7.096cm" svg:y="14.462cm">
          <draw:image xlink:href="Pictures/1000020100000278000002B4C6CAB8D3F0D4D278.png" xlink:type="simple" xlink:show="embed" xlink:actuate="onLoad">
            <text:p/>
          </draw:image>
        </draw:frame>
        <draw:frame draw:style-name="gr2" draw:text-style-name="P2" draw:layer="layout" svg:width="16.129cm" svg:height="4.517cm" svg:x="3.667cm" svg:y="22.463cm">
          <draw:text-box>
            <text:p>Connections: </text:p>
            <text:p>Teensy[3] → MCP2562[1]</text:p>
            <text:p>Teensy[4] → MCP2562[4]</text:p>
            <text:p>Power Supply [5.2 V] → MCP2562[3]</text:p>
            <text:p>Teensy[3.3V] → MCP2562[5]</text:p>
            <text:p>Teensy[6] → MCP2562[8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8:23:46.954715596</meta:creation-date>
    <dc:date>2019-11-14T20:52:06.466275106</dc:date>
    <meta:editing-duration>PT3H26M17S</meta:editing-duration>
    <meta:editing-cycles>3</meta:editing-cycles>
    <meta:generator>LibreOffice/5.1.6.2$Linux_X86_64 LibreOffice_project/10m0$Build-2</meta:generator>
    <meta:document-statistic meta:object-count="3"/>
  </office:meta>
</office:document-meta>
</file>